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Hindi1" svg:font-family="'Lohit Hindi'"/>
    <style:font-face style:name="OpenSymbol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 style:master-page-name="">
      <style:paragraph-properties style:page-number="auto" fo:break-before="auto" fo:break-after="auto"/>
    </style:style>
    <style:style style:name="P2" style:family="paragraph" style:parent-style-name="UBUcuerpoTrabajo" style:list-style-name="L1"/>
    <style:style style:name="P3" style:family="paragraph" style:parent-style-name="UBUcuerpoTrabajo" style:list-style-name="L2"/>
    <style:style style:name="P4" style:family="paragraph" style:parent-style-name="UBUcuerpoTrabajo">
      <style:paragraph-properties fo:margin-left="0cm" fo:margin-right="0cm" fo:text-indent="0cm" style:auto-text-indent="false"/>
    </style:style>
    <style:style style:name="P5" style:family="paragraph" style:parent-style-name="UBUcuerpoTrabajo" style:list-style-name="L2">
      <style:paragraph-properties fo:margin-left="0cm" fo:margin-right="0cm" fo:text-indent="0cm" style:auto-text-inden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Objetivos del proyecto </text:h>
      <text:p text:style-name="P4">Este apartado explica de forma precisa y concisa cuales son los objetivos que se persiguen con la realización del proyecto. Se puede distinguir entre los objetivos marcados por los requisitos del software a construir y los objetivos de carácter técnico que plantea a la hora de llevar a la práctica el proyecto.</text:p>
      <text:p text:style-name="P4"/>
      <text:h text:style-name="Heading_20_2" text:outline-level="2">Objetivos funcionales</text:h>
      <text:p text:style-name="P4">Se desean aumentar las capacidades de la aplicación web ya desarrollada para permitir mayor flexibilidad y automatización en su utilización. Para ello se persiguen los siguientes objetivos:</text:p>
      <text:p text:style-name="P4"/>
      <text:list xml:id="list3117271365815751622" text:style-name="L1">
        <text:list-item>
          <text:p text:style-name="P2">Incorporar un sub-sistema de captación e ingestión de datos, que obtenga de forma automática los datos desde elementos como hojas de cálculo, bases de datos o directamente de las páginas del INE, Banco de España, EUROSTAT, Sistema de Información Estadística de Castilla y León, etc. </text:p>
        </text:list-item>
      </text:list>
      <text:p text:style-name="P4"/>
      <text:list xml:id="list20311285" text:continue-numbering="true" text:style-name="L1">
        <text:list-item>
          <text:p text:style-name="P2">Aumentar sus capacidades de representación de datos empleando cuadros de mandos dinámicos para mostrar la información recopilada de la forma que lo solicite el usuario, empleando librerías específicas.</text:p>
          <text:p text:style-name="P2"/>
        </text:list-item>
        <text:list-item>
          <text:p text:style-name="P2">Incorporar un sub-sistema que a partir de los datos obtenidos, cree unos informes en formato PDF con los resultados.</text:p>
        </text:list-item>
      </text:list>
      <text:p text:style-name="UBUcuerpoTrabajo"/>
      <text:list xml:id="list20303231" text:continue-numbering="true" text:style-name="L1">
        <text:list-item>
          <text:p text:style-name="P2">Incorporar la funcionalidad de predecir cómo serán los resultados económicos de años posteriores a partir de algoritmos matemáticos y unos valores esperados.</text:p>
        </text:list-item>
      </text:list>
      <text:p text:style-name="UBUcuerpoTrabajo"/>
      <text:p text:style-name="UBUcuerpoTrabajo"/>
      <text:h text:style-name="Heading_20_2" text:outline-level="2">Objetivos de carácter técnico.</text:h>
      <text:p text:style-name="Text_20_body"/>
      <text:p text:style-name="UBUcuerpoTrabajo">En cuanto a los objetivos de carácter técnico se encuentran los siguientes:</text:p>
      <text:p text:style-name="UBUcuerpoTrabajo"/>
      <text:list xml:id="list996423404277185326" text:style-name="L2">
        <text:list-item>
          <text:p text:style-name="P3">Conocer y manejar el uso de lenguajes de desarrollo web como son PHP v5, HTML5, JavaScript.</text:p>
        </text:list-item>
      </text:list>
      <text:p text:style-name="UBUcuerpoTrabajo"/>
      <text:list xml:id="list20304601" text:continue-numbering="true" text:style-name="L2">
        <text:list-item>
          <text:p text:style-name="P3">Conocer y trabajar con los frameworks o nuevas tecnologías que nos facilitan el trabajo y aumentan la calidad del producto (Laravel).</text:p>
          <text:p text:style-name="P3"/>
        </text:list-item>
        <text:list-item>
          <text:p text:style-name="P3">Aprender a publicar contenido en servidores FTP para que se pueda hacer uso de la aplicación web generada a través de internet.</text:p>
          <text:p text:style-name="P3"/>
        </text:list-item>
        <text:list-item>
          <text:p text:style-name="P3">Trabajar con metodología de gestión de proyectos ágil, en concreto SCRUM.</text:p>
          <text:p text:style-name="P3"/>
        </text:list-item>
        <text:list-item>
          <text:p text:style-name="P3">Utilizar un gestor de repositorios online para el almacenamiento y actualización del proyecto (GitHub).</text:p>
          <text:p text:style-name="P3"/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Hindi1" svg:font-family="'Lohit Hindi'"/>
    <style:font-face style:name="OpenSymbol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 style:master-page-name="">
      <style:paragraph-properties fo:margin-top="0.42cm" fo:margin-bottom="0.21cm" style:page-number="auto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list-style-name="List_20_1" style:class="list">
      <style:paragraph-properties fo:margin-top="0cm" fo:margin-bottom="0.212cm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.75cm" fo:margin-right="0cm" fo:margin-top="0.6cm" fo:margin-bottom="0.199cm" fo:text-indent="-0.25cm" style:auto-text-indent="false">
        <style:tab-stops/>
      </style:paragraph-properties>
      <style:text-properties style:font-name="Arial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23:01</meta:creation-date>
    <meta:generator>OpenOffice/4.1.5$Win32 OpenOffice.org_project/415m1$Build-9789</meta:generator>
    <dc:date>2018-03-26T00:11:21.96</dc:date>
    <dc:creator>Alberto Uriarte Martínez</dc:creator>
    <meta:editing-duration>PT2H47M50S</meta:editing-duration>
    <meta:editing-cycles>12</meta:editing-cycles>
    <meta:document-statistic meta:table-count="0" meta:image-count="0" meta:object-count="0" meta:page-count="1" meta:paragraph-count="16" meta:word-count="308" meta:character-count="1947"/>
  </office:meta>
</office:document-meta>
</file>